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3" style:parent-style-name="Normal" style:family="paragraph">
      <style:text-properties style:font-name="Times New Roman" style:font-name-complex="Times New Roman" fo:font-weight="bold" style:font-weight-asian="bold" style:font-weight-complex="bold" fo:font-size="14pt" style:font-size-asian="14pt" style:font-size-complex="14pt" fo:language="en" fo:country="GB"/>
    </style:style>
    <style:style style:name="P4" style:parent-style-name="Normal" style:family="paragraph">
      <style:text-properties style:font-name="Times New Roman" style:font-name-complex="Times New Roman" fo:font-size="12pt" style:font-size-asian="12pt" style:font-size-complex="12pt" fo:language="en" fo:country="GB"/>
    </style:style>
    <style:style style:name="P5" style:parent-style-name="Normal" style:family="paragraph">
      <style:text-properties style:font-name="Times New Roman" style:font-name-complex="Times New Roman" fo:font-size="12pt" style:font-size-asian="12pt" style:font-size-complex="12pt" fo:language="en" fo:country="GB"/>
    </style:style>
    <style:style style:name="P6" style:parent-style-name="Normal" style:family="paragraph">
      <style:text-properties style:font-name="Times New Roman" style:font-name-complex="Times New Roman" fo:font-size="12pt" style:font-size-asian="12pt" style:font-size-complex="12pt" fo:language="en" fo:country="GB"/>
    </style:style>
    <style:style style:name="P7" style:parent-style-name="Normal" style:family="paragraph">
      <style:paragraph-properties fo:text-indent="0.5in"/>
      <style:text-properties style:font-name="Times New Roman" style:font-name-complex="Times New Roman" fo:font-size="12pt" style:font-size-asian="12pt" style:font-size-complex="12pt" fo:language="en" fo:country="GB"/>
    </style:style>
    <style:style style:name="P8" style:parent-style-name="Normal" style:family="paragraph">
      <style:paragraph-properties fo:text-indent="0.5in"/>
      <style:text-properties style:font-name="Times New Roman" style:font-name-complex="Times New Roman" fo:font-size="12pt" style:font-size-asian="12pt" style:font-size-complex="12pt" fo:language="en" fo:country="GB"/>
    </style:style>
    <style:style style:name="P9" style:parent-style-name="Normal" style:family="paragraph">
      <style:text-properties fo:font-size="12pt" style:font-size-asian="12pt" style:font-size-complex="12pt" fo:language="en" fo:country="GB"/>
    </style:style>
    <style:style style:name="P10" style:parent-style-name="Normal" style:family="paragraph">
      <style:paragraph-properties fo:line-height="150%" fo:text-indent="0.5in"/>
      <style:text-properties fo:font-size="12pt" style:font-size-asian="12pt" style:font-size-complex="12pt" fo:language="en" fo:country="GB"/>
    </style:style>
    <style:style style:name="P11" style:parent-style-name="Normal" style:family="paragraph">
      <style:paragraph-properties fo:line-height="150%" fo:text-indent="0.5in"/>
      <style:text-properties fo:font-size="12pt" style:font-size-asian="12pt" style:font-size-complex="12pt" fo:language="en" fo:country="GB"/>
    </style:style>
    <style:style style:name="P12" style:parent-style-name="Normal" style:family="paragraph">
      <style:paragraph-properties fo:line-height="150%" fo:text-indent="0.5in"/>
      <style:text-properties fo:font-size="12pt" style:font-size-asian="12pt" style:font-size-complex="12pt" fo:language="en" fo:country="GB"/>
    </style:style>
    <style:style style:name="P13" style:parent-style-name="Normal" style:family="paragraph">
      <style:paragraph-properties fo:line-height="150%" fo:text-indent="0.5in"/>
    </style:style>
    <style:style style:name="T14" style:parent-style-name="DefaultParagraphFont" style:family="text">
      <style:text-properties fo:font-size="12pt" style:font-size-asian="12pt" style:font-size-complex="12pt" fo:language="en" fo:country="GB"/>
    </style:style>
    <style:style style:name="T15" style:parent-style-name="DefaultParagraphFont" style:family="text">
      <style:text-properties style:font-name="Times New Roman" fo:font-weight="bold" style:font-weight-asian="bold" style:font-weight-complex="bold"/>
    </style:style>
    <style:style style:name="P16" style:parent-style-name="Normal" style:family="paragraph">
      <style:paragraph-properties fo:line-height="150%"/>
    </style:style>
    <style:style style:name="T17" style:parent-style-name="DefaultParagraphFont" style:family="text">
      <style:text-properties style:font-name="Times New Roman" fo:font-size="12pt" style:font-size-asian="12pt" style:font-size-complex="12pt"/>
    </style:style>
    <style:style style:name="T18" style:parent-style-name="DefaultParagraphFont" style:family="text">
      <style:text-properties style:font-name="Times New Roman" fo:font-style="italic" style:font-style-asian="italic" style:font-style-complex="italic" fo:font-size="12pt" style:font-size-asian="12pt" style:font-size-complex="12pt"/>
    </style:style>
    <style:style style:name="T19" style:parent-style-name="DefaultParagraphFont" style:family="text">
      <style:text-properties style:font-name="Times New Roman" fo:font-size="12pt" style:font-size-asian="12pt" style:font-size-complex="12pt"/>
    </style:style>
    <style:style style:name="T20" style:parent-style-name="Hyperlink" style:family="text">
      <style:text-properties style:font-name="Times New Roman" style:font-name-complex="Times New Roman" fo:font-size="12pt" style:font-size-asian="12pt" style:font-size-complex="12pt" fo:language="en" fo:country="GB"/>
    </style:style>
    <style:style style:name="P21" style:parent-style-name="Normal" style:family="paragraph">
      <style:text-properties fo:font-size="12pt" style:font-size-asian="12pt" style:font-size-complex="12pt" fo:language="en" fo:country="GB"/>
    </style:style>
    <style:style style:name="T22" style:parent-style-name="DefaultParagraphFont" style:family="text">
      <style:text-properties style:font-name="Times New Roman" style:font-name-complex="Times New Roman" fo:font-size="12pt" style:font-size-asian="12pt" style:font-size-complex="12pt" fo:language="en" fo:country="GB"/>
    </style:style>
    <style:style style:name="T23" style:parent-style-name="DefaultParagraphFont" style:family="text">
      <style:text-properties style:font-name="Times New Roman" style:font-name-complex="Times New Roman" fo:font-size="12pt" style:font-size-asian="12pt" style:font-size-complex="12pt" fo:language="en" fo:country="GB"/>
    </style:style>
    <style:style style:name="T24"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GB"/>
    </style:style>
    <style:style style:name="T25" style:parent-style-name="DefaultParagraphFont" style:family="text">
      <style:text-properties style:font-name="Times New Roman" style:font-name-complex="Times New Roman" fo:font-size="12pt" style:font-size-asian="12pt" style:font-size-complex="12pt" fo:language="en" fo:country="GB"/>
    </style:style>
    <style:style style:name="T26" style:parent-style-name="Hyperlink" style:family="text">
      <style:text-properties style:font-name="Times New Roman" style:font-name-complex="Times New Roman" fo:font-size="12pt" style:font-size-asian="12pt" style:font-size-complex="12pt" fo:language="en" fo:country="GB"/>
    </style:style>
  </office:automatic-styles>
  <office:body>
    <office:text text:use-soft-page-breaks="true">
      <text:p text:style-name="P1">IOT Project – Arduino Smart Bin</text:p>
      <text:p text:style-name="P2"/>
      <text:p text:style-name="P3">What effect does<text:s/>improper<text:s/>waste disposal have on the environment?</text:p>
      <text:p text:style-name="P4">As we<text:s/>are aware, waste disposal plays a vital role in keeping our planet clean and helping the environment. Waste disposal is one of the most important industries in the world. Without waste disposal,<text:s/>pollution occurs in all areas of the world including land, air and sea. This results in the rapid decline of the earth’s condition as well as causing a major negative impact on human and animal health. Earthday (2024) states that “over two billion metric tons of unsustainable, human-generated waste are thrown away globally every year.” This is a very<text:s/>eye-opening<text:s/>statistic and shows us that improvement is<text:s/>needed to sustain a healthy planet.</text:p>
      <text:p text:style-name="P5"><text:tab/>Wildlife has been hugely impacted by the disposal of waste in recent years. When the earth is polluted, vast amounts of animals and marine life are ingesting small pieces of this waste and in most cases these animals are then dying. Most common dumping grounds in recent years have been the oceans, as Earthday (2024) highlights that “researchers have found that an estimated 19 to 23 million tons of plastic waste are dumped in our oceans annually.”<text:s/>Whales, turtles and seabirds have been the most affected species that are ingesting pieces of plastic every day.<text:s/>If we continue to dispose of our waste improperly,<text:s/>these species and more are going to be brought to extinction killing off all marine life sooner than we may even think.</text:p>
      <text:p text:style-name="P6"><text:tab/>Humans are also affected by improper waste disposal in many ways.<text:s/>There can be short term and long-term effects of toxic waste on humans. Some short-term effects can include eye or skin irritation, difficulty breathing and headaches. Long-term effects have been linked to<text:s/>cases of cancer, genetic mutations, birth defects and organ failure due to toxic waste pollution. Unlike the short-term effects that can be seen and treated right away, Osha (2023) points out that these long-term effects can “cause no acute symptoms and the people at risk may have no idea until it is too late.”</text:p>
      <text:p text:style-name="P7">As humans,<text:s/>we run the planet, which means that we are responsible for the disposal of our waste<text:s/>and for<text:s/>the effects it can cause long-term. We need to work together to improve our environment and make it a safer place for both humans and wildlife. That is why we have chosen to take on the goal of responsible consumption and production of the 17 sustainable development goals for our project.</text:p>
      <text:p text:style-name="P8">We have decided to design a smart waste bin to ensure that waste disposal is done in the most efficient, modern and sustainable way. With the use of modern technology, we have created a waste bin powered by motors and sensors. The idea is that the bin cannot be opened unless the sensor detects movement nearby.<text:s/>After a certain amount of time, the bin will then close.<text:s/>This ensures that no waste is spilled if for instance,<text:s/>the bin was left open. This also ensures that the toxic odour of<text:s/>the waste inside the bin<text:s/>cannot<text:s/>be released into the air around it. <text:s/>With the world quickly advancing with technology, we feel that this design keeps up with modern gadgets and people would be more inclined to use it as it is a fresh idea.</text:p>
      <text:p text:style-name="P9"/>
      <text:p text:style-name="P10"><text:tab/></text:p>
      <text:p text:style-name="P11"/>
      <text:p text:style-name="P12"/>
      <text:p text:style-name="P13"><text:span text:style-name="T14"><text:s/></text:span><text:span text:style-name="T15">References</text:span></text:p>
      <text:p text:style-name="P16"><text:span text:style-name="T17">EARTHDAY. (2024)<text:s/></text:span><text:span text:style-name="T18">How our trash impacts the environment</text:span><text:span text:style-name="T19"><text:s/>[Online] (updated 9 July. 2024) Available at:</text:span></text:p>
      <text:p text:style-name="Normal"><text:a xlink:href="https://www.earthday.org/how-our-trash-impacts-the-environment/" office:target-frame-name="_top" xlink:show="replace"><text:span text:style-name="T20">https://www.earthday.org/how-our-trash-impacts-the-environment/</text:span></text:a></text:p>
      <text:p text:style-name="P21"/>
      <text:p text:style-name="Normal"><text:span text:style-name="T22">OSHA. (2023)</text:span><text:span text:style-name="T23"><text:s/></text:span><text:span text:style-name="T24">Improper waste disposal: Effects on humans and the environment</text:span><text:span text:style-name="T25"><text:s/>[Online] (updated 20 April. 2023) Available at:</text:span></text:p>
      <text:p text:style-name="Normal"><text:a xlink:href="https://www.osha.com/blog/improper-waste-disposal" office:target-frame-name="_top" xlink:show="replace"><text:span text:style-name="T26">https://www.osha.com/blog/improper-waste-disposa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iam Newton S00186320</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iam Newton - STUDENT</meta:initial-creator>
    <dc:creator>Liam Newton - STUDENT</dc:creator>
    <meta:creation-date>2025-03-13T13:38:00Z</meta:creation-date>
    <dc:date>2025-03-13T13:38:00Z</dc:date>
    <meta:template xlink:href="Normal.dotm" xlink:type="simple"/>
    <meta:editing-cycles>2</meta:editing-cycles>
    <meta:editing-duration>PT120S</meta:editing-duration>
    <meta:document-statistic meta:page-count="2" meta:paragraph-count="7" meta:word-count="550" meta:character-count="3683" meta:row-count="26" meta:non-whitespace-character-count="3140"/>
  </office:meta>
</office:document-meta>
</file>